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b068" officeooo:paragraph-rsid="0006b068"/>
    </style:style>
    <style:style style:name="P2" style:family="paragraph" style:parent-style-name="Standard">
      <style:text-properties officeooo:rsid="00088f85" officeooo:paragraph-rsid="00088f85"/>
    </style:style>
    <style:style style:name="P3" style:family="paragraph" style:parent-style-name="Standard">
      <style:text-properties officeooo:rsid="000b10de" officeooo:paragraph-rsid="000b10de"/>
    </style:style>
    <style:style style:name="P4" style:family="paragraph" style:parent-style-name="Standard">
      <style:text-properties officeooo:rsid="000b10de" officeooo:paragraph-rsid="000d9d7f"/>
    </style:style>
    <style:style style:name="P5" style:family="paragraph" style:parent-style-name="Standard">
      <style:text-properties officeooo:rsid="000e1ea8" officeooo:paragraph-rsid="000e1ea8"/>
    </style:style>
    <style:style style:name="P6" style:family="paragraph" style:parent-style-name="Standard">
      <style:text-properties officeooo:rsid="000ec4f8" officeooo:paragraph-rsid="000ec4f8"/>
    </style:style>
    <style:style style:name="P7" style:family="paragraph" style:parent-style-name="Standard">
      <style:text-properties officeooo:rsid="00105700" officeooo:paragraph-rsid="00105700"/>
    </style:style>
    <style:style style:name="P8" style:family="paragraph" style:parent-style-name="Standard">
      <style:text-properties officeooo:rsid="00112786" officeooo:paragraph-rsid="00112786"/>
    </style:style>
    <style:style style:name="P9" style:family="paragraph" style:parent-style-name="Standard">
      <style:text-properties officeooo:rsid="00119e34" officeooo:paragraph-rsid="00119e34"/>
    </style:style>
    <style:style style:name="P10" style:family="paragraph" style:parent-style-name="Standard">
      <style:text-properties officeooo:rsid="0012cfd6" officeooo:paragraph-rsid="0012cfd6"/>
    </style:style>
    <style:style style:name="P11" style:family="paragraph" style:parent-style-name="Standard">
      <style:text-properties officeooo:rsid="0014b85e" officeooo:paragraph-rsid="0014b85e"/>
    </style:style>
    <style:style style:name="P12" style:family="paragraph" style:parent-style-name="Standard">
      <style:text-properties officeooo:rsid="0014e081" officeooo:paragraph-rsid="0014e081"/>
    </style:style>
    <style:style style:name="P13" style:family="paragraph" style:parent-style-name="Standard">
      <style:text-properties officeooo:rsid="0014e081" officeooo:paragraph-rsid="0015f18c"/>
    </style:style>
    <style:style style:name="T1" style:family="text">
      <style:text-properties officeooo:rsid="00088f85"/>
    </style:style>
    <style:style style:name="T2" style:family="text">
      <style:text-properties officeooo:rsid="000c7448"/>
    </style:style>
    <style:style style:name="T3" style:family="text">
      <style:text-properties officeooo:rsid="000d9d7f"/>
    </style:style>
    <style:style style:name="T4" style:family="text">
      <style:text-properties officeooo:rsid="000ec4f8"/>
    </style:style>
    <style:style style:name="T5" style:family="text">
      <style:text-properties officeooo:rsid="0014e081"/>
    </style:style>
    <style:style style:name="T6" style:family="text">
      <style:text-properties officeooo:rsid="0015f18c"/>
    </style:style>
    <style:style style:name="T7" style:family="text">
      <style:text-properties officeooo:rsid="0017b7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ables:</text:p>
      <text:p text:style-name="P1">----------</text:p>
      <text:p text:style-name="P1">x1 = 0; x2 = 0;x3 = 0;<text:tab/> <text:span text:style-name="T1">z= 0</text:span></text:p>
      <text:p text:style-name="P1"></text:p>
      <text:p text:style-name="P1">Start:</text:p>
      <text:p text:style-name="P1">-----------------------</text:p>
      <text:p text:style-name="P1">9</text:p>
      <text:p text:style-name="P1">13</text:p>
      <text:p text:style-name="P1">z</text:p>
      <text:p text:style-name="P1">s1</text:p>
      <text:p text:style-name="P1">s2</text:p>
      <text:p text:style-name="P1">s3</text:p>
      <text:p text:style-name="P1">s4</text:p>
      <text:p text:style-name="P1">s5</text:p>
      <text:p text:style-name="P1">s6</text:p>
      <text:p text:style-name="P1">s7</text:p>
      <text:p text:style-name="P1">s8</text:p>
      <text:p text:style-name="P1">z</text:p>
      <text:p text:style-name="P1">x1</text:p>
      <text:p text:style-name="P1">x2</text:p>
      <text:p text:style-name="P1">x3</text:p>
      <text:p text:style-name="P1">s1</text:p>
      <text:p text:style-name="P1">s2</text:p>
      <text:p text:style-name="P1">s3</text:p>
      <text:p text:style-name="P1">s4</text:p>
      <text:p text:style-name="P1">s5</text:p>
      <text:p text:style-name="P1">s6</text:p>
      <text:p text:style-name="P1">s7</text:p>
      <text:p text:style-name="P1">s8</text:p>
      <text:p text:style-name="P1">rhs</text:p>
      <text:p text:style-name="P1"><text:s/>1 -1 -2 -3 <text:s text:c="2"/>0 <text:s/>0 <text:s/>0 <text:s/>0 <text:s/>0 <text:s/>0 <text:s/>0 <text:s/>0 <text:s/>0 <text:s text:c="2"/></text:p>
      <text:p text:style-name="P1"><text:s/>0 -3 15 -3 <text:s/>-1 <text:s/>0 <text:s/>0 <text:s/>0 <text:s/>0 <text:s/>0 <text:s/>0 <text:s/>0 <text:s/>3</text:p>
      <text:p text:style-name="P1"><text:s/>0 <text:s/>6 <text:s/>3 <text:s/>6 <text:s text:c="2"/>0 <text:s/>1 <text:s/>0 <text:s/>0 <text:s/>0 <text:s/>0 <text:s/>0 <text:s/>0 <text:s/>60</text:p>
      <text:p text:style-name="P1"><text:s/>0 -6 <text:s/>6 <text:s/>3 <text:s text:c="2"/>0 <text:s/>0 <text:s/>1 <text:s/>0 <text:s/>0 <text:s/>0 <text:s/>0 <text:s/>0 <text:s/>21</text:p>
      <text:p text:style-name="P1"><text:s/>0 <text:s/>9 <text:s/>5 -1 <text:s text:c="2"/>0 <text:s/>0 <text:s/>0 -1 <text:s/>0 <text:s/>0 <text:s/>0 <text:s/>0 <text:s/>21</text:p>
      <text:p text:style-name="P1"><text:s/>0 -3 <text:s/>5 <text:s/>2 <text:s text:c="2"/>0 <text:s/>0 <text:s/>0 <text:s/>0 -1 <text:s/>0 <text:s/>0 <text:s/>0 <text:s/>3</text:p>
      <text:p text:style-name="P1"><text:s/>0 <text:s/>6 <text:s/>8 -4 <text:s text:c="2"/>0 <text:s/>0 <text:s/>0 <text:s/>0 <text:s/>0 <text:s/>1 <text:s/>0 <text:s/>0 <text:s/>30</text:p>
      <text:p text:style-name="P1"><text:s/>0 <text:s/>0 <text:s/>8 -4 <text:s text:c="2"/>0 <text:s/>0 <text:s/>0 <text:s/>0 <text:s/>0 <text:s/>0 <text:s/>1 <text:s/>0 <text:s/>12</text:p>
      <text:p text:style-name="P1"><text:s/>0 <text:s/>3 <text:s/>0 <text:s/>3 <text:s text:c="2"/>0 <text:s/>0 <text:s/>0 <text:s/>0 <text:s/>0 <text:s/>0 <text:s/>0 -1 <text:s/>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ariables:</text:p>
      <text:p text:style-name="P2">-------------------------</text:p>
      <text:p text:style-name="P2">x1 = <text:s/><text:span text:style-name="T2">2</text:span>; x2 = <text:span text:style-name="T2">2</text:span>; x3 = <text:span text:style-name="T2">7</text:span>; z = <text:span text:style-name="T2">27</text:span></text:p>
      <text:p text:style-name="P2"/>
      <text:p text:style-name="P3">End:</text:p>
      <text:p text:style-name="P3">------------------------</text:p>
      <text:p text:style-name="P4">9 13</text:p>
      <text:p text:style-name="P3">z</text:p>
      <text:p text:style-name="P3">x2</text:p>
      <text:p text:style-name="P3">s8</text:p>
      <text:p text:style-name="P3">s5</text:p>
      <text:p text:style-name="P3">x1</text:p>
      <text:p text:style-name="P3">x3</text:p>
      <text:p text:style-name="P3">s6</text:p>
      <text:p text:style-name="P3">s7</text:p>
      <text:p text:style-name="P3">s4</text:p>
      <text:p text:style-name="P3">z</text:p>
      <text:p text:style-name="P3">x1</text:p>
      <text:p text:style-name="P3">x2</text:p>
      <text:p text:style-name="P3">x3</text:p>
      <text:p text:style-name="P3">s1</text:p>
      <text:p text:style-name="P3">s2</text:p>
      <text:p text:style-name="P3">s3</text:p>
      <text:p text:style-name="P3">s4</text:p>
      <text:p text:style-name="P3">s5</text:p>
      <text:p text:style-name="P3">s6</text:p>
      <text:p text:style-name="P3">s7</text:p>
      <text:p text:style-name="P3">s8</text:p>
      <text:p text:style-name="P3">rhs</text:p>
      <text:p text:style-name="P3">1<text:tab/>0<text:tab/>0<text:tab/>0<text:tab/>27 </text:p>
      <text:p text:style-name="P3">0 <text:tab/>0 <text:s text:c="3"/><text:tab/>1<text:tab/>0 <text:tab/>2 </text:p>
      <text:p text:style-name="P4">0<text:tab/>0<text:tab/>0<text:tab/>0<text:tab/>1<text:span text:style-name="T3">5</text:span></text:p>
      <text:p text:style-name="P3">0<text:tab/>0<text:tab/>0<text:tab/>0<text:tab/>15 </text:p>
      <text:p text:style-name="P3">0<text:tab/>1<text:tab/>0<text:tab/>0<text:tab/>2 </text:p>
      <text:p text:style-name="P4">0<text:tab/>0<text:tab/>0<text:tab/>1<text:tab/><text:span text:style-name="T3">7</text:span></text:p>
      <text:p text:style-name="P4">0<text:tab/>0<text:tab/>0<text:tab/>0<text:tab/><text:span text:style-name="T3">30</text:span></text:p>
      <text:p text:style-name="P4">0<text:tab/>0<text:tab/>0<text:tab/>0<text:tab/><text:span text:style-name="T3">24</text:span></text:p>
      <text:p text:style-name="P3">0<text:tab/>0<text:tab/>0<text:tab/>0<text:tab/><text:span text:style-name="T3">0</text:span> </text:p>
      <text:p text:style-name="P3"/>
      <text:p text:style-name="P5">-Without slack variables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) Variables</text:p>
      <text:p text:style-name="P5">–----------------</text:p>
      <text:p text:style-name="P5">x1 = <text:span text:style-name="T4">0</text:span>; x2 <text:span text:style-name="T4">= 0</text:span>; x3 = <text:span text:style-name="T4">0; z =0</text:span></text:p>
      <text:p text:style-name="P5"/>
      <text:p text:style-name="P5">b) Start</text:p>
      <text:p text:style-name="P5">–-----------------</text:p>
      <text:p text:style-name="P5"/>
      <text:p text:style-name="P6">10</text:p>
      <text:p text:style-name="P6">14</text:p>
      <text:p text:style-name="P6">z</text:p>
      <text:p text:style-name="P6">s1</text:p>
      <text:p text:style-name="P6">s2</text:p>
      <text:p text:style-name="P6">s3</text:p>
      <text:p text:style-name="P6">s4</text:p>
      <text:p text:style-name="P6">s5</text:p>
      <text:p text:style-name="P6">s6</text:p>
      <text:p text:style-name="P6">s7</text:p>
      <text:p text:style-name="P6">s8</text:p>
      <text:p text:style-name="P6">s9</text:p>
      <text:p text:style-name="P6">z</text:p>
      <text:p text:style-name="P6">x1</text:p>
      <text:p text:style-name="P6">x2</text:p>
      <text:p text:style-name="P6">x3</text:p>
      <text:p text:style-name="P6">s1</text:p>
      <text:p text:style-name="P6">s2</text:p>
      <text:p text:style-name="P6">s3</text:p>
      <text:p text:style-name="P6">s4</text:p>
      <text:p text:style-name="P6">s5</text:p>
      <text:p text:style-name="P6">s6</text:p>
      <text:p text:style-name="P6">s7</text:p>
      <text:p text:style-name="P6">s8</text:p>
      <text:p text:style-name="P6">s9</text:p>
      <text:p text:style-name="P6">rhs</text:p>
      <text:p text:style-name="P6"><text:s/>1 -1 -2 -3 <text:s text:c="2"/>0 <text:s/>0 <text:s/>0 <text:s/>0 <text:s/>0 <text:s/>0 <text:s/>0 <text:s/>0 <text:s/>0 <text:s/>0 <text:s text:c="2"/></text:p>
      <text:p text:style-name="P6"><text:s/>0 -3 15 -3 <text:s/>-1 <text:s/>0 <text:s/>0 <text:s/>0 <text:s/>0 <text:s/>0 <text:s/>0 <text:s/>0 <text:s/>0 <text:s/>3</text:p>
      <text:p text:style-name="P6"><text:s/>0 <text:s/>6 <text:s/>3 <text:s/>6 <text:s text:c="2"/>0 <text:s/>1 <text:s/>0 <text:s/>0 <text:s/>0 <text:s/>0 <text:s/>0 <text:s/>0 <text:s/>0 <text:s/>60</text:p>
      <text:p text:style-name="P6"><text:s/>0 -6 <text:s/>6 <text:s/>3 <text:s text:c="2"/>0 <text:s/>0 <text:s/>1 <text:s/>0 <text:s/>0 <text:s/>0 <text:s/>0 <text:s/>0 <text:s/>0 <text:s/>21</text:p>
      <text:p text:style-name="P6"><text:s/>0 <text:s/>9 <text:s/>5 -1 <text:s text:c="2"/>0 <text:s/>0 <text:s/>0 -1 <text:s/>0 <text:s/>0 <text:s/>0 <text:s/>0 <text:s/>0 <text:s/>21</text:p>
      <text:p text:style-name="P6"><text:s/>0 -3 <text:s/>5 <text:s/>2 <text:s text:c="2"/>0 <text:s/>0 <text:s/>0 <text:s/>0 -1 <text:s/>0 <text:s/>0 <text:s/>0 <text:s/>0 <text:s/>3</text:p>
      <text:p text:style-name="P6"><text:s/>0 <text:s/>6 <text:s/>8 -4 <text:s text:c="2"/>0 <text:s/>0 <text:s/>0 <text:s/>0 <text:s/>0 <text:s/>1 <text:s/>0 <text:s/>0 <text:s/>0 <text:s/>30</text:p>
      <text:p text:style-name="P6"><text:s/>0 <text:s/>0 <text:s/>8 -4 <text:s text:c="2"/>0 <text:s/>0 <text:s/>0 <text:s/>0 <text:s/>0 <text:s/>0 <text:s/>1 <text:s/>0 <text:s/>0 <text:s/>12</text:p>
      <text:p text:style-name="P6"><text:s/>0 <text:s/>3 <text:s/>0 <text:s/>3 <text:s text:c="2"/>0 <text:s/>0 <text:s/>0 <text:s/>0 <text:s/>0 <text:s/>0 <text:s/>0 -1 <text:s/>0 <text:s/>12</text:p>
      <text:p text:style-name="P6"><text:s/>0 <text:s/>0 <text:s/>0 <text:s/>2 <text:s text:c="2"/>0 <text:s/>0 <text:s/>0 <text:s/>0 <text:s/>0 <text:s/>0 <text:s/>0 <text:s/>0 <text:s/>1 <text:s/>1 <text:s/></text:p>
      <text:p text:style-name="P6"/>
      <text:p text:style-name="P6"/>
      <text:p text:style-name="P6"/>
      <text:p text:style-name="P7">b) variables</text:p>
      <text:p text:style-name="P7">–------------------</text:p>
      <text:p text:style-name="P8">x1 = 2.25; x2 = 1.75; x3 = 0.5; <text:span text:style-name="T5">z = 7.25</text:span></text:p>
      <text:p text:style-name="P7"/>
      <text:p text:style-name="P7">b) End</text:p>
      <text:p text:style-name="P7">–-----------------------</text:p>
      <text:p text:style-name="P7"/>
      <text:p text:style-name="P7">10 14</text:p>
      <text:p text:style-name="P7">z</text:p>
      <text:p text:style-name="P7">x2</text:p>
      <text:p text:style-name="P7">s2</text:p>
      <text:p text:style-name="P7">s3</text:p>
      <text:p text:style-name="P7">x1</text:p>
      <text:p text:style-name="P7">s1</text:p>
      <text:p text:style-name="P7">s6</text:p>
      <text:p text:style-name="P7">s4</text:p>
      <text:p text:style-name="P7">s8</text:p>
      <text:p text:style-name="P7">x3</text:p>
      <text:p text:style-name="P7">z</text:p>
      <text:p text:style-name="P7">x1</text:p>
      <text:p text:style-name="P7">x2</text:p>
      <text:p text:style-name="P7">x3</text:p>
      <text:p text:style-name="P7">s1</text:p>
      <text:p text:style-name="P7">s2</text:p>
      <text:p text:style-name="P7">s3</text:p>
      <text:p text:style-name="P7">s4</text:p>
      <text:p text:style-name="P7">s5</text:p>
      <text:p text:style-name="P7">s6</text:p>
      <text:p text:style-name="P7">s7</text:p>
      <text:p text:style-name="P7">s8</text:p>
      <text:p text:style-name="P7">s9</text:p>
      <text:p text:style-name="P7">rhs</text:p>
      <text:p text:style-name="P7">1<text:tab/>0<text:tab/>0<text:tab/>0<text:tab/>7.25 </text:p>
      <text:p text:style-name="P7">0 <text:tab/>0<text:tab/>1<text:tab/>0<text:tab/>1.75</text:p>
      <text:p text:style-name="P7">0<text:tab/>0<text:tab/>0<text:tab/>0<text:tab/>38.25</text:p>
      <text:p text:style-name="P7">0<text:tab/>0<text:tab/>0<text:tab/>0<text:tab/>22.5</text:p>
      <text:p text:style-name="P7">0<text:tab/>1<text:tab/>0<text:tab/>0<text:tab/>2.25</text:p>
      <text:p text:style-name="P7">0<text:tab/>0<text:tab/>0<text:tab/>0<text:tab/>15</text:p>
      <text:p text:style-name="P7">0<text:tab/>0<text:tab/>0<text:tab/>0<text:tab/>4.5</text:p>
      <text:p text:style-name="P7">0<text:tab/>0<text:tab/>0<text:tab/>0<text:tab/>7.5</text:p>
      <text:p text:style-name="P7">0<text:tab/>0<text:tab/>0<text:tab/>0<text:tab/>3.75</text:p>
      <text:p text:style-name="P7">0<text:tab/>0<text:tab/>0<text:tab/>1<text:tab/>0.5 </text:p>
      <text:p text:style-name="P7"/>
      <text:p text:style-name="P9">Without Slack variables</text:p>
      <text:p text:style-name="P9"/>
      <text:p text:style-name="P9"/>
      <text:p text:style-name="P10"><text:soft-page-break/>c) Variables:</text:p>
      <text:p text:style-name="P10">–----------------</text:p>
      <text:p text:style-name="P10">x1 = 0; x2 = 0;x3 = 0 ; <text:span text:style-name="T5">z = 0</text:span></text:p>
      <text:p text:style-name="P10"/>
      <text:p text:style-name="P10">c) Start:</text:p>
      <text:p text:style-name="P10"/>
      <text:p text:style-name="P11">5</text:p>
      <text:p text:style-name="P11">9</text:p>
      <text:p text:style-name="P11">z</text:p>
      <text:p text:style-name="P11">s1</text:p>
      <text:p text:style-name="P11">s2</text:p>
      <text:p text:style-name="P11">s3</text:p>
      <text:p text:style-name="P11">s4</text:p>
      <text:p text:style-name="P11">z</text:p>
      <text:p text:style-name="P11">x1</text:p>
      <text:p text:style-name="P11">x2</text:p>
      <text:p text:style-name="P11">x3</text:p>
      <text:p text:style-name="P11">s1</text:p>
      <text:p text:style-name="P11">s2</text:p>
      <text:p text:style-name="P11">s3</text:p>
      <text:p text:style-name="P11">s4</text:p>
      <text:p text:style-name="P11">rhs</text:p>
      <text:p text:style-name="P11"><text:s/>1 -1 -2 -3 <text:s text:c="2"/>0 <text:s/>0 <text:s/>0 <text:s/>0 <text:s/>0 <text:s text:c="2"/></text:p>
      <text:p text:style-name="P11"><text:s/>0 -3 <text:s/>5 <text:s/>2 <text:s/>-1 <text:s/>0 <text:s/>0 <text:s/>0 <text:s/>3</text:p>
      <text:p text:style-name="P11"><text:s/>0 <text:s/>6 <text:s/>8 -4 <text:s text:c="2"/>0 <text:s/>1 <text:s/>0 <text:s/>0 <text:s/>30</text:p>
      <text:p text:style-name="P11"><text:s/>0 <text:s/>0 <text:s/>8 -4 <text:s text:c="2"/>0 <text:s/>0 <text:s/>1 <text:s/>0 <text:s/>12</text:p>
      <text:p text:style-name="P11"><text:s/>0 <text:s/>3 <text:s/>0 <text:s/>3 <text:s text:c="2"/>0 <text:s/>0 <text:s/>0 -1 <text:s/>12</text:p>
      <text:p text:style-name="P11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c) Variables:</text:p>
      <text:p text:style-name="P11">–--------------------</text:p>
      <text:p text:style-name="P11">x1 = <text:span text:style-name="T6">3</text:span>; x2 = <text:span text:style-name="T6">2;</text:span> x3 = <text:span text:style-name="T6">1</text:span>; <text:span text:style-name="T6">z =10</text:span> </text:p>
      <text:p text:style-name="P11"/>
      <text:p text:style-name="P11">c) Start:</text:p>
      <text:p text:style-name="P11"/>
      <text:p text:style-name="P12">5 9</text:p>
      <text:p text:style-name="P12">z</text:p>
      <text:p text:style-name="P12">s4</text:p>
      <text:p text:style-name="P12">x3</text:p>
      <text:p text:style-name="P12">x1</text:p>
      <text:p text:style-name="P12">x2</text:p>
      <text:p text:style-name="P12">z</text:p>
      <text:p text:style-name="P12">x1</text:p>
      <text:p text:style-name="P12">x2</text:p>
      <text:p text:style-name="P12">x3</text:p>
      <text:p text:style-name="P12">s1</text:p>
      <text:p text:style-name="P12">s2</text:p>
      <text:p text:style-name="P12">s3</text:p>
      <text:p text:style-name="P12">s4</text:p>
      <text:p text:style-name="P12">rhs</text:p>
      <text:p text:style-name="P12">1<text:tab/>0<text:tab/>0<text:tab/>0<text:tab/>10 </text:p>
      <text:p text:style-name="P12">0<text:tab/>0<text:tab/>0<text:tab/>0<text:tab/>0</text:p>
      <text:p text:style-name="P12">0<text:tab/>0<text:tab/>0<text:tab/>1<text:tab/>1</text:p>
      <text:p text:style-name="P12">0<text:tab/>1<text:tab/>0<text:tab/>0<text:tab/>3</text:p>
      <text:p text:style-name="P13">0<text:tab/>0<text:tab/>1<text:tab/>0<text:tab/>2</text:p>
      <text:p text:style-name="P13"/>
      <text:p text:style-name="P13">-<text:span text:style-name="T7">Without slack variables</text:span> 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6b068" officeooo:paragraph-rsid="0006b06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tab/><text:tab/><text:tab/><text:tab/><text:tab/><text:tab/><text:tab/><text:tab/><text:tab/>Oscar Menendez</text:p>
        <text:p text:style-name="MP1"><text:tab/><text:tab/><text:tab/><text:tab/><text:tab/><text:tab/>Homework 11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Menendez</meta:initial-creator>
    <meta:creation-date>2014-04-06T17:49:01.899865819</meta:creation-date>
    <dc:date>2014-04-07T10:34:58.318961469</dc:date>
    <dc:creator>Oscar Menendez</dc:creator>
    <meta:editing-duration>PT16H42M</meta:editing-duration>
    <meta:editing-cycles>15</meta:editing-cycles>
    <meta:generator>LibreOffice/4.1.3.2$Linux_X86_64 LibreOffice_project/410m0$Build-2</meta:generator>
    <meta:document-statistic meta:table-count="0" meta:image-count="0" meta:object-count="0" meta:page-count="3" meta:paragraph-count="212" meta:word-count="665" meta:character-count="2225" meta:non-whitespace-character-count="1270"/>
  </office:meta>
</office:document-meta>
</file>